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6cm" style:rel-column-width="52430*"/>
    </style:style>
    <style:style style:name="Tabelle1.B" style:family="table-column">
      <style:table-column-properties style:column-width="3.399cm" style:rel-column-width="1310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kliste vor Start!</text:p>
      <text:p text:style-name="P2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Akku voll?</text:p>
          </table:table-cell>
          <table:table-cell table:style-name="Tabelle1.B1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4">Lift auf richtiger Höhe?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4">Hebebühne waagrecht?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4">Greifer hat richtige Breite?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Alle Bricks an?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Lift Programm start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3 Sekunden warten, Greifer Programm start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3 Sekunden warten, Fahrer Programm start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Wenn Ton ertönt mit PC verbinden</text:p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5">Kisten transportieren, WETTBEWERB GEWINNEN!!!!</text:p>
          </table:table-cell>
          <table:table-cell table:style-name="Tabelle1.B2" office:value-type="string">
            <text:p text:style-name="P5"/>
          </table:table-cell>
        </table:table-row>
      </table:table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5S</meta:editing-duration>
    <meta:editing-cycles>5</meta:editing-cycles>
    <meta:generator>OpenOffice.org/3.4$Win32 OpenOffice.org_project/340m1$Build-9590</meta:generator>
    <dc:date>2013-10-03T15:40:00</dc:date>
    <meta:document-statistic meta:table-count="1" meta:image-count="0" meta:object-count="0" meta:page-count="1" meta:paragraph-count="11" meta:word-count="43" meta:character-count="301"/>
    <meta:user-defined meta:name="Info 1"/>
    <meta:user-defined meta:name="Info 2"/>
    <meta:user-defined meta:name="Info 3"/>
    <meta:user-defined meta:name="Info 4"/>
  </office:meta>
</office:document-meta>
</file>